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118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9937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2">
          <table:table-cell/>
          <table:table-cell office:value-type="string">
            <text:p>Peaks Int inv</text:p>
          </table:table-cell>
          <table:table-cell office:value-type="string">
            <text:p>Peaks Amp inv</text:p>
          </table:table-cell>
        </table:table-row>
        <table:table-row table:style-name="ro2">
          <table:table-cell office:value-type="string">
            <text:p><text:s text:c="2"/>eL=-50.0 gnaps=1.8</text:p>
          </table:table-cell>
          <table:table-cell office:value-type="float" office:value="4.133">
            <text:p>4.133</text:p>
          </table:table-cell>
          <table:table-cell office:value-type="float" office:value="5.727">
            <text:p>5.727</text:p>
          </table:table-cell>
        </table:table-row>
        <table:table-row table:style-name="ro2">
          <table:table-cell office:value-type="string">
            <text:p><text:s text:c="2"/>eL=-50.0 gnaps=2.4</text:p>
          </table:table-cell>
          <table:table-cell office:value-type="float" office:value="3.141">
            <text:p>3.141</text:p>
          </table:table-cell>
          <table:table-cell office:value-type="float" office:value="6.686">
            <text:p>6.686</text:p>
          </table:table-cell>
        </table:table-row>
        <table:table-row table:style-name="ro2">
          <table:table-cell office:value-type="string">
            <text:p><text:s text:c="2"/>eL=-50.0 gnaps=3.0</text:p>
          </table:table-cell>
          <table:table-cell office:value-type="float" office:value="2.45">
            <text:p>2.45</text:p>
          </table:table-cell>
          <table:table-cell office:value-type="float" office:value="7.318">
            <text:p>7.318</text:p>
          </table:table-cell>
        </table:table-row>
        <table:table-row table:style-name="ro2">
          <table:table-cell office:value-type="string">
            <text:p><text:s text:c="2"/>eL=-50.0 gnaps=3.6</text:p>
          </table:table-cell>
          <table:table-cell office:value-type="float" office:value="1.984">
            <text:p>1.984</text:p>
          </table:table-cell>
          <table:table-cell office:value-type="float" office:value="8.242">
            <text:p>8.242</text:p>
          </table:table-cell>
        </table:table-row>
        <table:table-row table:style-name="ro2">
          <table:table-cell office:value-type="string">
            <text:p><text:s text:c="2"/>eL=-50.0 gnaps=4.2</text:p>
          </table:table-cell>
          <table:table-cell office:value-type="float" office:value="1.671">
            <text:p>1.671</text:p>
          </table:table-cell>
          <table:table-cell office:value-type="float" office:value="9.098">
            <text:p>9.098</text:p>
          </table:table-cell>
        </table:table-row>
        <table:table-row table:style-name="ro2">
          <table:table-cell office:value-type="string">
            <text:p><text:s text:c="2"/>eL=-55.0 gnaps=1.8</text:p>
          </table:table-cell>
          <table:table-cell office:value-type="float" office:value="1.581">
            <text:p>1.581</text:p>
          </table:table-cell>
          <table:table-cell office:value-type="float" office:value="5.69">
            <text:p>5.69</text:p>
          </table:table-cell>
        </table:table-row>
        <table:table-row table:style-name="ro2">
          <table:table-cell office:value-type="string">
            <text:p><text:s text:c="2"/>eL=-55.0 gnaps=2.4</text:p>
          </table:table-cell>
          <table:table-cell office:value-type="float" office:value="1.628">
            <text:p>1.628</text:p>
          </table:table-cell>
          <table:table-cell office:value-type="float" office:value="6.913">
            <text:p>6.913</text:p>
          </table:table-cell>
        </table:table-row>
        <table:table-row table:style-name="ro2">
          <table:table-cell office:value-type="string">
            <text:p><text:s text:c="2"/>eL=-55.0 gnaps=3.0</text:p>
          </table:table-cell>
          <table:table-cell office:value-type="float" office:value="1.497">
            <text:p>1.497</text:p>
          </table:table-cell>
          <table:table-cell office:value-type="float" office:value="8.247">
            <text:p>8.247</text:p>
          </table:table-cell>
        </table:table-row>
        <table:table-row table:style-name="ro2">
          <table:table-cell office:value-type="string">
            <text:p><text:s text:c="2"/>eL=-55.0 gnaps=3.6</text:p>
          </table:table-cell>
          <table:table-cell office:value-type="float" office:value="1.532">
            <text:p>1.532</text:p>
          </table:table-cell>
          <table:table-cell office:value-type="float" office:value="9.508">
            <text:p>9.508</text:p>
          </table:table-cell>
        </table:table-row>
        <table:table-row table:style-name="ro2">
          <table:table-cell office:value-type="string">
            <text:p><text:s text:c="2"/>eL=-55.0 gnaps=4.2</text:p>
          </table:table-cell>
          <table:table-cell office:value-type="float" office:value="1.368">
            <text:p>1.368</text:p>
          </table:table-cell>
          <table:table-cell office:value-type="float" office:value="10.35">
            <text:p>10.35</text:p>
          </table:table-cell>
        </table:table-row>
        <table:table-row table:style-name="ro2">
          <table:table-cell office:value-type="string">
            <text:p><text:s text:c="2"/>eL=-60.0 gnaps=1.8</text:p>
          </table:table-cell>
          <table:table-cell office:value-type="float" office:value="0.04075">
            <text:p>0.04075</text:p>
          </table:table-cell>
          <table:table-cell office:value-type="float" office:value="1.951">
            <text:p>1.951</text:p>
          </table:table-cell>
        </table:table-row>
        <table:table-row table:style-name="ro2">
          <table:table-cell office:value-type="string">
            <text:p><text:s text:c="2"/>eL=-60.0 gnaps=2.4</text:p>
          </table:table-cell>
          <table:table-cell office:value-type="float" office:value="0.4066">
            <text:p>0.4066</text:p>
          </table:table-cell>
          <table:table-cell office:value-type="float" office:value="9.028">
            <text:p>9.028</text:p>
          </table:table-cell>
        </table:table-row>
        <table:table-row table:style-name="ro2">
          <table:table-cell office:value-type="string">
            <text:p><text:s text:c="2"/>eL=-60.0 gnaps=3.0</text:p>
          </table:table-cell>
          <table:table-cell office:value-type="float" office:value="0.7069">
            <text:p>0.7069</text:p>
          </table:table-cell>
          <table:table-cell office:value-type="float" office:value="8.282">
            <text:p>8.282</text:p>
          </table:table-cell>
        </table:table-row>
        <table:table-row table:style-name="ro2">
          <table:table-cell office:value-type="string">
            <text:p><text:s text:c="2"/>eL=-60.0 gnaps=3.6</text:p>
          </table:table-cell>
          <table:table-cell office:value-type="float" office:value="0.8242">
            <text:p>0.8242</text:p>
          </table:table-cell>
          <table:table-cell office:value-type="float" office:value="13.68">
            <text:p>13.68</text:p>
          </table:table-cell>
        </table:table-row>
        <table:table-row table:style-name="ro2">
          <table:table-cell office:value-type="string">
            <text:p><text:s text:c="2"/>eL=-60.0 gnaps=4.2</text:p>
          </table:table-cell>
          <table:table-cell office:value-type="float" office:value="0.6461">
            <text:p>0.6461</text:p>
          </table:table-cell>
          <table:table-cell office:value-type="float" office:value="1.981">
            <text:p>1.981</text:p>
          </table:table-cell>
        </table:table-row>
        <table:table-row table:style-name="ro2">
          <table:table-cell office:value-type="string">
            <text:p><text:s text:c="2"/>eL=-65.0 gnaps=1.8</text:p>
          </table:table-cell>
          <table:table-cell office:value-type="float" office:value="0.6833">
            <text:p>0.6833</text:p>
          </table:table-cell>
          <table:table-cell office:value-type="float" office:value="4.698">
            <text:p>4.698</text:p>
          </table:table-cell>
        </table:table-row>
        <table:table-row table:style-name="ro2">
          <table:table-cell office:value-type="string">
            <text:p><text:s text:c="2"/>eL=-65.0 gnaps=2.4</text:p>
          </table:table-cell>
          <table:table-cell office:value-type="float" office:value="0.02026">
            <text:p>0.02026</text:p>
          </table:table-cell>
          <table:table-cell office:value-type="float" office:value="10.94">
            <text:p>10.94</text:p>
          </table:table-cell>
        </table:table-row>
        <table:table-row table:style-name="ro2">
          <table:table-cell office:value-type="string">
            <text:p><text:s text:c="2"/>eL=-65.0 gnaps=3.0</text:p>
          </table:table-cell>
          <table:table-cell office:value-type="float" office:value="0.01639">
            <text:p>0.01639</text:p>
          </table:table-cell>
          <table:table-cell office:value-type="float" office:value="55.71">
            <text:p>55.71</text:p>
          </table:table-cell>
        </table:table-row>
        <table:table-row table:style-name="ro2">
          <table:table-cell office:value-type="string">
            <text:p><text:s text:c="2"/>eL=-65.0 gnaps=3.6</text:p>
          </table:table-cell>
          <table:table-cell office:value-type="float" office:value="1.074">
            <text:p>1.074</text:p>
          </table:table-cell>
          <table:table-cell office:value-type="float" office:value="162.4">
            <text:p>162.4</text:p>
          </table:table-cell>
        </table:table-row>
        <table:table-row table:style-name="ro2">
          <table:table-cell office:value-type="string">
            <text:p><text:s text:c="2"/>eL=-65.0 gnaps=4.2</text:p>
          </table:table-cell>
          <table:table-cell office:value-type="float" office:value="0.8174">
            <text:p>0.8174</text:p>
          </table:table-cell>
          <table:table-cell office:value-type="float" office:value="194.1">
            <text:p>194.1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>
            <text:p>df</text:p>
          </table:table-cell>
          <table:table-cell office:value-type="float" office:value="19">
            <text:p>19</text:p>
          </table:table-cell>
          <table:table-cell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5/05/2015</text:date>, <text:time>14:3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rgan Fine-Morris</meta:initial-creator>
    <meta:creation-date>2015-05-05T14:25:56</meta:creation-date>
    <dc:date>2015-05-05T14:34:36</dc:date>
    <dc:creator>Morgan Fine-Morris</dc:creator>
    <meta:editing-duration>PT8M41S</meta:editing-duration>
    <meta:editing-cycles>1</meta:editing-cycles>
    <meta:document-statistic meta:table-count="3" meta:cell-count="64" meta:object-count="0"/>
    <meta:generator>OpenOffice/4.1.1$Unix OpenOffice.org_project/411m6$Build-9775</meta:generator>
  </office:meta>
</office:document-meta>
</file>